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g Boot:</text:p>
      <text:list xml:id="list4278054194" text:style-name="L1">
        <text:list-item>
          <text:p text:style-name="P4">Spring Boot is an opinionated framework built on top of the Spring framework, providing a streamlined way to create stand-alone, production-grade Spring-based applications.</text:p>
        </text:list-item>
        <text:list-item>
          <text:p text:style-name="P4">Key Concepts:</text:p>
          <text:list>
            <text:list-item>
              <text:p text:style-name="P4">Convention over Configuration: Emphasizes sensible defaults and reduces boilerplate code.</text:p>
            </text:list-item>
            <text:list-item>
              <text:p text:style-name="P4">Autoconfiguration: Automatically configures Spring components based on classpath dependencies and configuration properties.</text:p>
            </text:list-item>
            <text:list-item>
              <text:p text:style-name="P4">Embedded Servers: Includes embedded servers like Tomcat, Jetty, or Undertow for easy deployment.</text:p>
            </text:list-item>
            <text:list-item>
              <text:p text:style-name="P4">Actuator: Provides production-ready features like health checks, metrics, and monitoring endpoints.</text:p>
            </text:list-item>
            <text:list-item>
              <text:p text:style-name="P4">Spring Boot Starters: Preconfigured dependencies that simplify the setup of specific functionalities like web, data, security, etc.</text:p>
            </text:list-item>
          </text:list>
        </text:list-item>
        <text:list-item>
          <text:p text:style-name="P4">Building a Spring Boot Application:</text:p>
          <text:list>
            <text:list-item>
              <text:p text:style-name="P2"><text:span text:style-name="T2">Use the Spring Initializr (</text:span><text:a xlink:type="simple" xlink:href="https://start.spring.io/" office:target-frame-name="_new" xlink:show="replace" text:style-name="Internet_20_link" text:visited-style-name="Visited_20_Internet_20_Link"><text:span text:style-name="T2">https://start.spring.io/</text:span></text:a><text:span text:style-name="T2">) or Spring Boot CLI to create a new project.</text:span></text:p>
            </text:list-item>
            <text:list-item>
              <text:p text:style-name="P4">Select required dependencies and customize project settings.</text:p>
            </text:list-item>
            <text:list-item>
              <text:p text:style-name="P4">Build the project using tools like Maven or Gradle.</text:p>
            </text:list-item>
          </text:list>
        </text:list-item>
        <text:list-item>
          <text:p text:style-name="P4">Application Structure:</text:p>
          <text:list>
            <text:list-item>
              <text:p text:style-name="P4">Main Class: Contains the entry point of the application annotated with @SpringBootApplication.</text:p>
            </text:list-item>
            <text:list-item>
              <text:p text:style-name="P4">Configuration: Configure beans and components using @Configuration, @Bean, and related annotations.</text:p>
            </text:list-item>
            <text:list-item>
              <text:p text:style-name="P4">Controllers: Handle incoming requests and define RESTful endpoints using @RestController.</text:p>
            </text:list-item>
            <text:list-item>
              <text:p text:style-name="P4">Services: Implement business logic and interact with repositories using @Service.</text:p>
            </text:list-item>
            <text:list-item>
              <text:p text:style-name="P4">Repositories: Access and manipulate data using Spring Data and related annotations.</text:p>
            </text:list-item>
            <text:list-item>
              <text:p text:style-name="P4">Entities: Define persistent entities using JPA annotations.</text:p>
            </text:list-item>
          </text:list>
        </text:list-item>
        <text:list-item>
          <text:p text:style-name="P4">Dependency Injection and Autoconfiguration:</text:p>
          <text:list>
            <text:list-item>
              <text:p text:style-name="P4">Use @Autowired or constructor injection to inject dependencies.</text:p>
            </text:list-item>
            <text:list-item>
              <text:p text:style-name="P4">Leverage Spring Boot's autoconfiguration to automatically set up beans and components.</text:p>
            </text:list-item>
          </text:list>
        </text:list-item>
        <text:list-item>
          <text:p text:style-name="P4">Application Properties:</text:p>
          <text:list>
            <text:list-item>
              <text:p text:style-name="P4">Use application.properties or application.yml files to configure various settings like database connections, server ports, logging, etc.</text:p>
            </text:list-item>
          </text:list>
        </text:list-item>
        <text:list-item>
          <text:p text:style-name="P4">Spring Data JPA:</text:p>
          <text:list>
            <text:list-item>
              <text:p text:style-name="P4">Simplifies working with relational databases using the Java Persistence API (JPA).</text:p>
            </text:list-item>
            <text:list-item>
              <text:p text:style-name="P4">Define repositories by extending JpaRepository or using @Repository annotation.</text:p>
            </text:list-item>
            <text:list-item>
              <text:p text:style-name="P4">Utilize Spring Data's query methods for common database operations.</text:p>
            </text:list-item>
          </text:list>
        </text:list-item>
        <text:list-item>
          <text:p text:style-name="P4">Spring Security:</text:p>
          <text:list>
            <text:list-item>
              <text:p text:style-name="P4">Provides authentication and authorization features for securing applications.</text:p>
            </text:list-item>
            <text:list-item>
              <text:p text:style-name="P4">Configure security settings using annotations, XML, or Java configuration.</text:p>
            </text:list-item>
            <text:list-item>
              <text:p text:style-name="P4">Customize authentication providers, user details services, and access control.</text:p>
            </text:list-item>
          </text:list>
        </text:list-item>
        <text:list-item>
          <text:p text:style-name="P4">RESTful Web Services:</text:p>
          <text:list>
            <text:list-item>
              <text:p text:style-name="P4">Build REST APIs using @RestController, @RequestMapping, and related annotations.</text:p>
            </text:list-item>
            <text:list-item>
              <text:p text:style-name="P4">Handle request mappings for various HTTP methods (GET, POST, PUT, DELETE).</text:p>
            </text:list-item>
            <text:list-item>
              <text:p text:style-name="P4">Utilize ResponseEntity for controlling response status and body.</text:p>
            </text:list-item>
          </text:list>
        </text:list-item>
        <text:list-item>
          <text:p text:style-name="P4">Testing:</text:p>
          <text:list>
            <text:list-item>
              <text:p text:style-name="P4">Use testing frameworks like JUnit or Mockito for unit and integration testing.</text:p>
            </text:list-item>
            <text:list-item>
              <text:p text:style-name="P4">Leverage Spring Boot's testing support for writing effective tests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Official Spring Boot documentation: </text:span><text:a xlink:type="simple" xlink:href="https://spring.io/projects/spring-boot" office:target-frame-name="_new" xlink:show="replace" text:style-name="Internet_20_link" text:visited-style-name="Visited_20_Internet_20_Link"><text:span text:style-name="T2">https://spring.io/projects/spring-boot</text:span></text:a></text:p>
            </text:list-item>
            <text:list-item>
              <text:p text:style-name="P2"><text:span text:style-name="T2">Spring Boot guides and tutorials: </text:span><text:a xlink:type="simple" xlink:href="https://spring.io/guides" office:target-frame-name="_new" xlink:show="replace" text:style-name="Internet_20_link" text:visited-style-name="Visited_20_Internet_20_Link"><text:span text:style-name="T2">https://spring.io/guides</text:span></text:a></text:p>
            </text:list-item>
            <text:list-item>
              <text:p text:style-name="P4">Online courses and tutorials on Spring Boot: Udemy, Pluralsight, Baeldung, etc.</text:p>
            </text:list-item>
            <text:list-item>
              <text:p text:style-name="P5">Spring Boot Cheat Sheet: Download a printable cheat sheet for quick referenc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1:49.634295791</meta:creation-date>
    <dc:date>2023-07-11T15:52:11.762914245</dc:date>
    <meta:editing-duration>PT22S</meta:editing-duration>
    <meta:editing-cycles>1</meta:editing-cycles>
    <meta:document-statistic meta:table-count="0" meta:image-count="0" meta:object-count="0" meta:page-count="1" meta:paragraph-count="44" meta:word-count="422" meta:character-count="3091" meta:non-whitespace-character-count="2756"/>
    <meta:generator>LibreOffice/7.3.7.2$Linux_X86_64 LibreOffice_project/30$Build-2</meta:generator>
  </office:meta>
</office:document-meta>
</file>